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8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7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8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3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7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5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2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995870967742" calcext:value-type="float">
            <text:p>4.3399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1296" calcext:value-type="float">
            <text:p>4.28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94438709677" calcext:value-type="float">
            <text:p>4.2499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6464" calcext:value-type="float">
            <text:p>4.20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40252" calcext:value-type="float">
            <text:p>4.16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61264516129" calcext:value-type="float">
            <text:p>4.090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324" calcext:value-type="float">
            <text:p>3.98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16103225807" calcext:value-type="float">
            <text:p>4.02916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3736" calcext:value-type="float">
            <text:p>4.08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13419354839" calcext:value-type="float">
            <text:p>4.183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42537931035" calcext:value-type="float">
            <text:p>4.257425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16593548387" calcext:value-type="float">
            <text:p>4.2281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98914285714" calcext:value-type="float">
            <text:p>4.2129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17955555556" calcext:value-type="float">
            <text:p>4.17417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666" calcext:value-type="float">
            <text:p>4.18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79511111111" calcext:value-type="float">
            <text:p>4.21679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556266666667" calcext:value-type="float">
            <text:p>4.2055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83644444445" calcext:value-type="float">
            <text:p>4.081836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18861538462" calcext:value-type="float">
            <text:p>4.08818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07555555556" calcext:value-type="float">
            <text:p>4.10407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30769230769" calcext:value-type="float">
            <text:p>4.220307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2776" calcext:value-type="float">
            <text:p>4.2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139" calcext:value-type="float">
            <text:p>4.160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7378" calcext:value-type="float">
            <text:p>4.16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98" calcext:value-type="float">
            <text:p>4.53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60855172414" calcext:value-type="float">
            <text:p>4.44860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85729032258" calcext:value-type="float">
            <text:p>4.4748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2312" calcext:value-type="float">
            <text:p>4.54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40593548387" calcext:value-type="float">
            <text:p>4.6244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60544516129" calcext:value-type="float">
            <text:p>4.5160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3244" calcext:value-type="float">
            <text:p>4.424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17367741935" calcext:value-type="float">
            <text:p>4.46217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707" calcext:value-type="float">
            <text:p>4.49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31104516129" calcext:value-type="float">
            <text:p>4.583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78628571428" calcext:value-type="float">
            <text:p>4.603786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88258064516" calcext:value-type="float">
            <text:p>4.578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66662068965" calcext:value-type="float">
            <text:p>4.479666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76696" calcext:value-type="float">
            <text:p>4.41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29006451613" calcext:value-type="float">
            <text:p>4.3732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864" calcext:value-type="float">
            <text:p>4.3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99870967742" calcext:value-type="float">
            <text:p>4.2789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93677419355" calcext:value-type="float">
            <text:p>4.3119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5552" calcext:value-type="float">
            <text:p>4.2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907109677419" calcext:value-type="float">
            <text:p>4.2190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0536" calcext:value-type="float">
            <text:p>4.31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40464516129" calcext:value-type="float">
            <text:p>4.331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94428571429" calcext:value-type="float">
            <text:p>4.34394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33522580645" calcext:value-type="float">
            <text:p>4.3413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83328" calcext:value-type="float">
            <text:p>4.365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44469565217" calcext:value-type="float">
            <text:p>4.3034446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038" calcext:value-type="float">
            <text:p>4.31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3316" calcext:value-type="float">
            <text:p>4.43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205" calcext:value-type="float">
            <text:p>4.5963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64556521739" calcext:value-type="float">
            <text:p>4.651645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48984" calcext:value-type="float">
            <text:p>4.4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0592" calcext:value-type="float">
            <text:p>4.43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4704" calcext:value-type="float">
            <text:p>4.4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9568" calcext:value-type="float">
            <text:p>4.4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9296" calcext:value-type="float">
            <text:p>4.4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191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44" meta:object-count="0"/>
    <meta:user-defined meta:name="AppVersion">3.0</meta:user-defined>
  </office:meta>
</office:document-meta>
</file>